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SC Regular" svg:font-family="'Noto Sans SC Regular'" style:font-family-generic="system" style:font-pitch="variable"/>
  </office:font-face-decls>
  <office:automatic-styles>
    <style:style style:name="co1" style:family="table-column">
      <style:table-column-properties fo:break-before="auto" style:column-width="4.592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00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8" style:family="table-cell" style:parent-style-name="Default">
      <style:table-cell-properties fo:background-color="#81d41a"/>
    </style:style>
    <style:style style:name="ce7" style:family="table-cell" style:parent-style-name="Default">
      <style:table-cell-properties fo:background-color="#ffff00"/>
    </style:style>
    <style:style style:name="ce9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TODO</text:p>
          </table:table-cell>
          <table:table-cell table:number-columns-repeated="2"/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task</text:p>
          </table:table-cell>
          <table:table-cell office:value-type="string" calcext:value-type="string">
            <text:p>priority</text:p>
          </table:table-cell>
          <table:table-cell office:value-type="string" calcext:value-type="string">
            <text:p>status</text:p>
          </table:table-cell>
        </table:table-row>
        <table:table-row table:style-name="ro1">
          <table:table-cell table:style-name="ce8" office:value-type="string" calcext:value-type="string">
            <text:p>files on side TODO: ui</text:p>
          </table:table-cell>
          <table:table-cell table:style-name="ce9" office:value-type="float" office:value="1" calcext:value-type="float">
            <text:p>1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table:style-name="ce7" office:value-type="string" calcext:value-type="string">
            <text:p>documentatio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table:style-name="ce8" office:value-type="string" calcext:value-type="string">
            <text:p>new document edited when save must prompt new file sa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table:style-name="ce8" office:value-type="string" calcext:value-type="string">
            <text:p>search plug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table:style-name="ce8" office:value-type="string" calcext:value-type="string">
            <text:p>prompt save file if get closed but edit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table:style-name="ce8" office:value-type="string" calcext:value-type="string">
            <text:p>different shell themes adapt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table:style-name="ce8" office:value-type="string" calcext:value-type="string">
            <text:p>ui event manag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table:style-name="ce8" office:value-type="string" calcext:value-type="string">
            <text:p>key press loop plugins only registered plugi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table:style-name="ce8" office:value-type="string" calcext:value-type="string">
            <text:p>make get plugins effici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table:style-name="ce8" office:value-type="string" calcext:value-type="string">
            <text:p>auto place cursor in sourcevie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table:style-name="ce8" office:value-type="string" calcext:value-type="string">
            <text:p>commander: need show more when scroll</text:p>
          </table:table-cell>
          <table:table-cell table:style-name="ce9" office:value-type="float" office:value="1" calcext:value-type="float">
            <text:p>1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table:style-name="ce8" office:value-type="string" calcext:value-type="string">
            <text:p>toggle comments, sometimes strange behaviou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table:style-name="ce8" office:value-type="string" calcext:value-type="string">
            <text:p>find repla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table:style-name="ce8" office:value-type="string" calcext:value-type="string">
            <text:p>copy line, duplicate line, cut line without selec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table:style-name="ce8" office:value-type="string" calcext:value-type="string">
            <text:p>app icon</text:p>
          </table:table-cell>
          <table:table-cell table:style-name="ce9" office:value-type="float" office:value="1" calcext:value-type="float">
            <text:p>1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table:style-name="ce8" office:value-type="string" calcext:value-type="string">
            <text:p>chocolate theme</text:p>
          </table:table-cell>
          <table:table-cell table:style-name="ce9" office:value-type="float" office:value="1" calcext:value-type="float">
            <text:p>1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table:style-name="ce8" office:value-type="string" calcext:value-type="string">
            <text:p>side menus like welcome help abo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table:style-name="ce8" office:value-type="string" calcext:value-type="string">
            <text:p>smart home</text:p>
          </table:table-cell>
          <table:table-cell table:style-name="ce9" office:value-type="float" office:value="2" calcext:value-type="float">
            <text:p>2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table:style-name="ce8" office:value-type="string" calcext:value-type="string">
            <text:p>status bar/notify message(i.e. file saved)</text:p>
          </table:table-cell>
          <table:table-cell table:style-name="ce9" office:value-type="float" office:value="2" calcext:value-type="float">
            <text:p>2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check if file got updated externally, so reload file option</text:p>
          </table:table-cell>
          <table:table-cell table:style-name="ce9"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8" office:value-type="string" calcext:value-type="string">
            <text:p>highlight selection</text:p>
          </table:table-cell>
          <table:table-cell table:style-name="ce9" office:value-type="float" office:value="2" calcext:value-type="float">
            <text:p>2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themes plugin (change theme, change sourceview style)</text:p>
          </table:table-cell>
          <table:table-cell table:style-name="ce9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open recent files</text:p>
          </table:table-cell>
          <table:table-cell table:style-name="ce9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Open more than one window</text:p>
          </table:table-cell>
          <table:table-cell table:style-name="ce9"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8" office:value-type="string" calcext:value-type="string">
            <text:p>open file/s from command line args</text:p>
          </table:table-cell>
          <table:table-cell table:style-name="ce9"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table:style-name="ce8" office:value-type="string" calcext:value-type="string">
            <text:p>Fix: Ctrl+z on freshly open file erase!!</text:p>
          </table:table-cell>
          <table:table-cell table:style-name="ce9" office:value-type="float" office:value="2" calcext:value-type="float">
            <text:p>2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Files tree view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earch in directory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mark file with blue color when click one more click if selected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arrange files in side (drag / drop)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output plugin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bottom panel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Code snippet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abstract way to communicate with other plugin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find and replace on selected area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croll the text by pressing CTRL+Arrow-Key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help using commander to specify which page/feature for help to open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lazy plugin manager</text:p>
          </table:table-cell>
          <table:table-cell table:style-name="ce9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Close, min, max buttons' hover show x + -</text:p>
          </table:table-cell>
          <table:table-cell table:style-name="ce9"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7" office:value-type="string" calcext:value-type="string">
            <text:p>open project</text:p>
          </table:table-cell>
          <table:table-cell table:style-name="ce9"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8" office:value-type="string" calcext:value-type="string">
            <text:p>top margin in sourceview</text:p>
          </table:table-cell>
          <table:table-cell table:style-name="ce9" office:value-type="float" office:value="3" calcext:value-type="float">
            <text:p>3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drag/drop file to editor must open file not path</text:p>
          </table:table-cell>
          <table:table-cell table:style-name="ce9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updater plugin</text:p>
          </table:table-cell>
          <table:table-cell table:style-name="ce9"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string" calcext:value-type="string">
            <text:p>Provide "diff" option to highlight any changes when closing</text:p>
            <text:p> an unsaved document</text:p>
            <text:p>https://gitlab.gnome.org/GNOME/gedit/issues/189</text:p>
          </table:table-cell>
          <table:table-cell office:value-type="float" office:value="3" calcext:value-type="float">
            <text:p>3</text:p>
          </table:table-cell>
          <table:table-cell/>
        </table:table-row>
      </table:table>
      <table:named-expressions/>
      <table:database-ranges>
        <table:database-range table:name="__Anonymous_Sheet_DB__0" table:target-range-address="Sheet1.A4:Sheet1.C48" table:display-filter-buttons="tru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SC Regular" svg:font-family="'Noto Sans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SC Regular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1">00/00/0000</text:date>, <text:time style:data-style-name="N2" text:time-value="01:40:37.90924152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2-14T00:28:44.923619058</meta:creation-date>
    <dc:date>2020-03-01T01:41:21.050416514</dc:date>
    <meta:editing-duration>PT6H22M11S</meta:editing-duration>
    <meta:editing-cycles>133</meta:editing-cycles>
    <meta:generator>LibreOffice/6.4.1.1$Linux_X86_64 LibreOffice_project/40$Build-1</meta:generator>
    <meta:document-statistic meta:table-count="1" meta:cell-count="115" meta:object-count="0"/>
  </office:meta>
</office:document-meta>
</file>